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2.17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54pt" style:text-underline-style="solid" style:text-underline-width="auto" style:text-underline-color="font-color" fo:font-weight="bold" style:font-size-asian="54pt" style:font-weight-asian="bold" style:font-size-complex="54pt" style:font-weight-complex="bold"/>
    </style:style>
    <style:style style:name="T1" style:family="text">
      <style:text-properties fo:font-size="54pt" style:text-underline-style="solid" style:text-underline-width="auto" style:text-underline-color="font-color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2.179cm" svg:x="1.4cm" svg:y="4.914cm" presentation:class="subtitle">
          <draw:text-box>
            <text:p text:style-name="P1"><text:span text:style-name="T1">SudokuPlus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ince Sprint 2..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dded scoring</text:p>
              </text:list-item>
              <text:list-item>
                <text:p>Added timer</text:p>
              </text:list-item>
              <text:list-item>
                <text:p>Added start-up window</text:p>
              </text:list-item>
              <text:list-item>
                <text:p>Changes under the hood to make the game smoother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ial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tchell Baer</meta:initial-creator>
    <meta:creation-date>2015-11-19T13:32:07.127629420</meta:creation-date>
    <dc:date>2015-11-19T13:35:18.607196431</dc:date>
    <dc:creator>Mitchell Baer</dc:creator>
    <meta:editing-duration>P0D</meta:editing-duration>
    <meta:editing-cycles>1</meta:editing-cycles>
    <meta:document-statistic meta:object-count="28"/>
    <meta:generator>LibreOffice/4.2.6.3$Linux_X86_64 LibreOffice_project/420$Build-3</meta:generator>
  </office:meta>
</office:document-meta>
</file>